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16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1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4168" calcext:value-type="float">
            <text:p>69.9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1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1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1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1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0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07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833103110101</text:p>
          </table:table-cell>
          <table:table-cell office:value-type="string" calcext:value-type="string">
            <text:p>16N 51W 32DDD:G-12631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